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omyślnaczcionkaakapitu" style:family="text">
      <style:text-properties style:font-name="Cambria" style:font-name-complex="Times New Roman" fo:font-size="14pt" style:font-size-asian="14pt" style:font-size-complex="14pt"/>
    </style:style>
    <style:style style:name="T3" style:parent-style-name="Domyślnaczcionkaakapitu" style:family="text">
      <style:text-properties style:font-name="Cambria" style:font-name-complex="Times New Roman" fo:font-size="14pt" style:font-size-asian="14pt" style:font-size-complex="14pt"/>
    </style:style>
    <style:style style:name="T4" style:parent-style-name="Domyślnaczcionkaakapitu" style:family="text">
      <style:text-properties style:font-name="Cambria" style:font-name-complex="Times New Roman" fo:font-size="14pt" style:font-size-asian="14pt" style:font-size-complex="14pt"/>
    </style:style>
    <style:style style:name="T5" style:parent-style-name="Domyślnaczcionkaakapitu" style:family="text">
      <style:text-properties style:font-name="Cambria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Cambria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Domyślnaczcionkaakapitu" style:family="text">
      <style:text-properties style:font-name="Cambria" style:font-name-complex="Times New Roman" fo:font-weight="bold" style:font-weight-asian="bold" fo:font-size="18pt" style:font-size-asian="18pt" style:font-size-complex="18pt"/>
    </style:style>
    <style:style style:name="P9" style:parent-style-name="Standard" style:family="paragraph">
      <style:text-properties style:font-name="Cambria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Domyślnaczcionkaakapitu" style:family="text">
      <style:text-properties style:font-name="Cambria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</style:style>
    <style:style style:name="T13" style:parent-style-name="Domyślnaczcionkaakapitu" style:family="text">
      <style:text-properties style:font-name="Cambria" style:font-name-complex="Times New Roman" fo:font-size="16pt" style:font-size-asian="16pt" style:font-size-complex="16pt"/>
    </style:style>
    <style:style style:name="T14" style:parent-style-name="Domyślnaczcionkaakapitu" style:family="text">
      <style:text-properties style:font-name="Cambria" style:font-name-complex="Times New Roman" fo:font-size="16pt" style:font-size-asian="16pt" style:font-size-complex="16pt"/>
    </style:style>
    <style:style style:name="P15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T20" style:parent-style-name="Domyślnaczcionkaakapitu" style:family="text">
      <style:text-properties style:font-name="Cambria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Cambria" style:font-name-complex="Times New Roman" fo:font-style="italic" style:font-style-asian="italic"/>
    </style:style>
    <style:style style:name="T22" style:parent-style-name="Domyślnaczcionkaakapitu" style:family="text">
      <style:text-properties style:font-name="Cambria" style:font-name-complex="Times New Roman" fo:font-size="14pt" style:font-size-asian="14pt" style:font-size-complex="14pt"/>
    </style:style>
    <style:style style:name="T23" style:parent-style-name="Domyślnaczcionkaakapitu" style:family="text">
      <style:text-properties style:font-name="Cambria" style:font-name-complex="Times New Roman" fo:font-style="italic" style:font-style-asian="italic"/>
    </style:style>
    <style:style style:name="P24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0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2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3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4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5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Cambria" style:font-name-complex="Times New Roman" fo:font-size="14pt" style:font-size-asian="14pt" style:font-size-complex="14pt"/>
    </style:style>
    <style:style style:name="T49" style:parent-style-name="Domyślnaczcionkaakapitu" style:family="text">
      <style:text-properties style:font-name-complex="Times New Roman"/>
    </style:style>
    <style:style style:name="P50" style:parent-style-name="Standard" style:family="paragraph">
      <style:paragraph-properties fo:text-align="justify"/>
    </style:style>
    <style:style style:name="T51" style:parent-style-name="Domyślnaczcionkaakapitu" style:family="text">
      <style:text-properties style:font-name-complex="Times New Roman"/>
    </style:style>
    <style:style style:name="P52" style:parent-style-name="Standard" style:family="paragraph">
      <style:paragraph-properties fo:text-align="justify"/>
    </style:style>
    <style:style style:name="P53" style:parent-style-name="Akapitzlistą" style:family="paragraph">
      <style:paragraph-properties fo:text-align="justify"/>
    </style:style>
    <style:style style:name="P54" style:parent-style-name="Akapitzlistą" style:family="paragraph">
      <style:paragraph-properties fo:text-align="justify"/>
    </style:style>
    <style:style style:name="P55" style:parent-style-name="Akapitzlistą" style:family="paragraph">
      <style:paragraph-properties fo:text-align="justify"/>
    </style:style>
    <style:style style:name="P56" style:parent-style-name="Akapitzlistą" style:family="paragraph">
      <style:paragraph-properties fo:text-align="justify"/>
    </style:style>
    <style:style style:name="P57" style:parent-style-name="Akapitzlistą" style:family="paragraph">
      <style:paragraph-properties fo:text-align="justify"/>
    </style:style>
    <style:style style:name="P58" style:parent-style-name="Akapitzlistą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T60" style:parent-style-name="Domyślnaczcionkaakapitu" style:family="text">
      <style:text-properties fo:font-size="12pt" style:font-size-asian="12pt" style:font-size-complex="12pt"/>
    </style:style>
    <style:style style:name="T61" style:parent-style-name="Domyślnaczcionkaakapitu" style:family="text">
      <style:text-properties style:font-name="Cambria"/>
    </style:style>
    <style:style style:name="P62" style:parent-style-name="Standard" style:family="paragraph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P63" style:parent-style-name="Nagłówek1" style:family="paragraph">
      <style:paragraph-properties fo:break-before="page"/>
    </style:style>
    <style:style style:name="P64" style:parent-style-name="Akapitzlistą" style:family="paragraph"/>
    <style:style style:name="P65" style:parent-style-name="Akapitzlistą" style:family="paragraph"/>
    <style:style style:name="P66" style:parent-style-name="Akapitzlistą" style:family="paragraph"/>
    <style:style style:name="P67" style:parent-style-name="Akapitzlistą" style:family="paragraph"/>
    <style:style style:name="P68" style:parent-style-name="Akapitzlistą" style:family="paragraph"/>
    <style:style style:name="P69" style:parent-style-name="Akapitzlistą" style:family="paragraph"/>
    <style:style style:name="P70" style:parent-style-name="Akapitzlistą" style:family="paragraph"/>
    <style:style style:name="P71" style:parent-style-name="Akapitzlistą" style:family="paragraph"/>
    <style:style style:name="P72" style:parent-style-name="Akapitzlistą" style:family="paragraph"/>
    <style:style style:name="P73" style:parent-style-name="Nagłówek1" style:family="paragraph">
      <style:paragraph-properties fo:break-before="page" fo:text-align="justify"/>
    </style:style>
    <style:style style:name="P74" style:parent-style-name="Normalny" style:family="paragraph">
      <style:text-properties style:language-asian="pl" style:country-asian="PL"/>
    </style:style>
    <style:style style:name="P75" style:parent-style-name="Normalny" style:family="paragraph">
      <style:text-properties style:language-asian="pl" style:country-asian="PL"/>
    </style:style>
    <style:style style:name="T76" style:parent-style-name="Domyślnaczcionkaakapitu" style:family="text">
      <style:text-properties style:language-asian="pl" style:country-asian="PL"/>
    </style:style>
    <style:style style:name="P77" style:parent-style-name="Akapitzlistą" style:family="paragraph">
      <style:paragraph-properties style:vertical-align="auto" fo:margin-bottom="0.1388in" fo:line-height="115%"/>
      <style:text-properties fo:font-weight="bold" style:font-weight-asian="bold" fo:hyphenate="true"/>
    </style:style>
    <style:style style:name="P78" style:parent-style-name="Akapitzlistą" style:family="paragraph">
      <style:paragraph-properties fo:text-align="justify"/>
    </style:style>
    <style:style style:name="P79" style:parent-style-name="Akapitzlistą" style:family="paragraph">
      <style:paragraph-properties fo:text-align="justify"/>
    </style:style>
    <style:style style:name="P80" style:parent-style-name="Akapitzlistą" style:family="paragraph">
      <style:paragraph-properties style:vertical-align="auto" fo:margin-bottom="0.1388in" fo:line-height="115%"/>
      <style:text-properties fo:font-weight="bold" style:font-weight-asian="bold" fo:hyphenate="true"/>
    </style:style>
    <style:style style:name="P81" style:parent-style-name="Akapitzlistą" style:family="paragraph">
      <style:paragraph-properties fo:text-align="justify"/>
    </style:style>
    <style:style style:name="P82" style:parent-style-name="Akapitzlistą" style:family="paragraph">
      <style:paragraph-properties fo:text-align="justify"/>
    </style:style>
    <style:style style:name="P83" style:parent-style-name="Akapitzlistą" style:family="paragraph">
      <style:paragraph-properties style:vertical-align="auto" fo:margin-bottom="0.1388in" fo:line-height="115%"/>
      <style:text-properties fo:font-weight="bold" style:font-weight-asian="bold" fo:hyphenate="true"/>
    </style:style>
    <style:style style:name="P84" style:parent-style-name="Akapitzlistą" style:family="paragraph">
      <style:text-properties fo:font-weight="bold" style:font-weight-asian="bold"/>
    </style:style>
    <style:style style:name="P85" style:parent-style-name="Akapitzlistą" style:family="paragraph">
      <style:paragraph-properties fo:text-align="justify"/>
    </style:style>
    <style:style style:name="P86" style:parent-style-name="Akapitzlistą" style:family="paragraph">
      <style:paragraph-properties style:vertical-align="auto" fo:margin-bottom="0.1388in" fo:line-height="115%"/>
      <style:text-properties fo:font-weight="bold" style:font-weight-asian="bold" fo:hyphenate="true"/>
    </style:style>
    <style:style style:name="P87" style:parent-style-name="Akapitzlistą" style:family="paragraph">
      <style:text-properties fo:font-weight="bold" style:font-weight-asian="bold"/>
    </style:style>
    <style:style style:name="P88" style:parent-style-name="Akapitzlistą" style:family="paragraph">
      <style:paragraph-properties fo:text-align="justify"/>
    </style:style>
    <style:style style:name="P89" style:parent-style-name="Akapitzlistą" style:family="paragraph">
      <style:paragraph-properties fo:text-align="justify"/>
    </style:style>
    <style:style style:name="P90" style:parent-style-name="Akapitzlistą" style:family="paragraph">
      <style:paragraph-properties style:vertical-align="auto" fo:margin-bottom="0.1388in" fo:line-height="115%"/>
      <style:text-properties fo:hyphenate="true"/>
    </style:style>
    <style:style style:name="T91" style:parent-style-name="Domyślnaczcionkaakapitu" style:family="text">
      <style:text-properties fo:font-weight="bold" style:font-weight-asian="bold"/>
    </style:style>
    <style:style style:name="P92" style:parent-style-name="Akapitzlistą" style:family="paragraph">
      <style:paragraph-properties fo:text-align="justify"/>
    </style:style>
    <style:style style:name="P93" style:parent-style-name="Akapitzlistą" style:family="paragraph">
      <style:paragraph-properties fo:text-align="justify"/>
    </style:style>
    <style:style style:name="P94" style:parent-style-name="Standard" style:family="paragraph">
      <style:text-properties style:language-asian="pl" style:country-asian="PL"/>
    </style:style>
    <style:style style:name="P95" style:parent-style-name="Nagłówek1" style:family="paragraph">
      <style:paragraph-properties fo:break-before="page"/>
    </style:style>
    <style:style style:name="P96" style:parent-style-name="Standard" style:family="paragraph">
      <style:paragraph-properties fo:text-align="justify"/>
    </style:style>
    <style:style style:name="T97" style:parent-style-name="Domyślnaczcionkaakapitu" style:family="text">
      <style:text-properties fo:font-style="italic" style:font-style-asian="italic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Normalny" style:family="paragraph">
      <style:text-properties fo:language="en" fo:country="US"/>
    </style:style>
    <style:style style:name="P101" style:parent-style-name="Normalny" style:family="paragraph">
      <style:text-properties fo:language="en" fo:country="US"/>
    </style:style>
    <style:style style:name="P102" style:parent-style-name="Normalny" style:family="paragraph">
      <style:text-properties fo:language="en" fo:country="US"/>
    </style:style>
    <style:style style:name="P103" style:parent-style-name="Normalny" style:family="paragraph">
      <style:text-properties fo:language="en" fo:country="US"/>
    </style:style>
    <style:style style:name="P104" style:parent-style-name="Normalny" style:family="paragraph">
      <style:text-properties fo:language="en" fo:country="US"/>
    </style:style>
    <style:style style:name="P105" style:parent-style-name="Normalny" style:family="paragraph">
      <style:text-properties fo:language="en" fo:country="US"/>
    </style:style>
    <style:style style:name="P106" style:parent-style-name="Normalny" style:family="paragraph">
      <style:text-properties fo:language="en" fo:country="US"/>
    </style:style>
    <style:style style:name="P107" style:parent-style-name="Normalny" style:family="paragraph">
      <style:text-properties fo:language="en" fo:country="US"/>
    </style:style>
    <style:style style:name="P108" style:parent-style-name="Normalny" style:family="paragraph">
      <style:text-properties fo:language="en" fo:country="US"/>
    </style:style>
    <style:style style:name="P109" style:parent-style-name="Normalny" style:family="paragraph">
      <style:text-properties fo:language="en" fo:country="US"/>
    </style:style>
    <style:style style:name="P110" style:parent-style-name="Normalny" style:family="paragraph">
      <style:text-properties fo:language="en" fo:country="US"/>
    </style:style>
    <style:style style:name="P111" style:parent-style-name="Normalny" style:family="paragraph">
      <style:text-properties fo:language="en" fo:country="US"/>
    </style:style>
    <style:style style:name="T112" style:parent-style-name="Domyślnaczcionkaakapitu" style:family="text">
      <style:text-properties fo:language="en" fo:country="US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Normalny" style:family="paragraph">
      <style:text-properties fo:language="en" fo:country="US"/>
    </style:style>
    <style:style style:name="P129" style:parent-style-name="Normalny" style:family="paragraph">
      <style:text-properties fo:language="en" fo:country="US"/>
    </style:style>
    <style:style style:name="P130" style:parent-style-name="Normalny" style:family="paragraph">
      <style:text-properties fo:language="en" fo:country="US"/>
    </style:style>
    <style:style style:name="T131" style:parent-style-name="Domyślnaczcionkaakapitu" style:family="text">
      <style:text-properties fo:language="en" fo:country="US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Nagłówek1" style:family="paragraph">
      <style:paragraph-properties fo:break-before="page" fo:text-align="justify"/>
    </style:style>
    <style:style style:name="P143" style:parent-style-name="Textbody" style:family="paragraph">
      <style:paragraph-properties fo:text-align="justify"/>
    </style:style>
    <style:style style:name="P144" style:parent-style-name="Textbody" style:family="paragraph">
      <style:paragraph-properties fo:text-align="justify"/>
    </style:style>
    <style:style style:name="T145" style:parent-style-name="Domyślnaczcionkaakapitu" style:family="text">
      <style:text-properties fo:font-weight="bold" style:font-weight-asian="bold" style:font-weight-complex="bold"/>
    </style:style>
    <style:style style:name="P146" style:parent-style-name="Textbody" style:family="paragraph">
      <style:paragraph-properties fo:text-align="justify"/>
    </style:style>
    <style:style style:name="T147" style:parent-style-name="Domyślnaczcionkaakapitu" style:family="text">
      <style:text-properties fo:font-style="italic" style:font-style-asian="italic" style:font-style-complex="italic"/>
    </style:style>
    <style:style style:name="P148" style:parent-style-name="Textbody" style:family="paragraph">
      <style:paragraph-properties fo:text-align="justify"/>
    </style:style>
    <style:style style:name="T149" style:parent-style-name="Domyślnaczcionkaakapitu" style:family="text">
      <style:text-properties fo:font-style="italic" style:font-style-asian="italic" style:font-style-complex="italic"/>
    </style:style>
    <style:style style:name="T150" style:parent-style-name="Domyślnaczcionkaakapitu" style:family="text">
      <style:text-properties fo:font-style="italic" style:font-style-asian="italic" style:font-style-complex="italic"/>
    </style:style>
    <style:style style:name="T151" style:parent-style-name="Domyślnaczcionkaakapitu" style:family="text">
      <style:text-properties fo:font-style="italic" style:font-style-asian="italic" style:font-style-complex="italic"/>
    </style:style>
    <style:style style:name="P152" style:parent-style-name="Nagłówek1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T155" style:parent-style-name="Domyślnaczcionkaakapitu" style:family="text">
      <style:text-properties fo:font-weight="bold" style:font-weight-asian="bold" style:font-weight-complex="bold"/>
    </style:style>
    <style:style style:name="P156" style:parent-style-name="Textbody" style:family="paragraph">
      <style:paragraph-properties fo:text-align="justify"/>
    </style:style>
    <style:style style:name="P157" style:parent-style-name="Textbody" style:family="paragraph">
      <style:paragraph-properties fo:text-align="justify"/>
    </style:style>
    <style:style style:name="P158" style:parent-style-name="Textbody" style:family="paragraph">
      <style:paragraph-properties fo:text-align="justify"/>
    </style:style>
    <style:style style:name="P159" style:parent-style-name="Nagłówek1" style:family="paragraph">
      <style:paragraph-properties fo:text-align="justify"/>
    </style:style>
    <style:style style:name="P160" style:parent-style-name="Textbody" style:family="paragraph">
      <style:paragraph-properties fo:text-align="justify"/>
    </style:style>
    <style:style style:name="P161" style:parent-style-name="Textbody" style:family="paragraph">
      <style:paragraph-properties fo:text-align="justify"/>
    </style:style>
    <style:style style:name="T162" style:parent-style-name="Domyślnaczcionkaakapitu" style:family="text">
      <style:text-properties fo:font-weight="bold" style:font-weight-asian="bold" style:font-weight-complex="bold"/>
    </style:style>
    <style:style style:name="P163" style:parent-style-name="Textbody" style:family="paragraph">
      <style:paragraph-properties fo:text-align="justify"/>
    </style:style>
    <style:style style:name="P164" style:parent-style-name="Nagłówek1" style:family="paragraph">
      <style:paragraph-properties fo:text-align="justify"/>
    </style:style>
    <style:style style:family="graphic" style:name="a20">
      <style:graphic-properties fo:wrap-option="wrap" fo:padding-top="0.08711in" fo:padding-bottom="0.08711in" fo:padding-left="0.08711in" fo:padding-right="0.08711in" draw:textarea-vertical-align="middle" draw:textarea-horizontal-align="center" draw:fill="solid" draw:fill-color="#4bacc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.07851in" fo:padding-left="0.06281in" fo:padding-right="0.06281in" draw:textarea-vertical-align="middle" draw:textarea-horizontal-align="center" draw:fill="solid" draw:fill-color="#4bacc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8711in" fo:padding-bottom="0.08711in" fo:padding-left="0.08711in" fo:padding-right="0.08711in" draw:textarea-vertical-align="middle" draw:textarea-horizontal-align="center" draw:fill="solid" draw:fill-color="#f7964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27">
      <style:graphic-properties/>
    </style:style>
    <style:style style:family="graphic" style:name="a2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.07851in" fo:padding-left="0.06281in" fo:padding-right="0.06281in" draw:textarea-vertical-align="middle" draw:textarea-horizontal-align="center" draw:fill="solid" draw:fill-color="#9bbb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8711in" fo:padding-bottom="0.08711in" fo:padding-left="0.08711in" fo:padding-right="0.08711in" draw:textarea-vertical-align="middle" draw:textarea-horizontal-align="center" draw:fill="solid" draw:fill-color="#8064a2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.07851in" fo:padding-left="0.06281in" fo:padding-right="0.06281in" draw:textarea-vertical-align="middle" draw:textarea-horizontal-align="center" draw:fill="solid" draw:fill-color="#8064a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8711in" fo:padding-bottom="0.08711in" fo:padding-left="0.08711in" fo:padding-right="0.08711in" draw:textarea-vertical-align="middle" draw:textarea-horizontal-align="center" draw:fill="solid" draw:fill-color="#c0504d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.07866in" fo:padding-left="0.06281in" fo:padding-right="0.06281in" draw:textarea-vertical-align="middle" draw:textarea-horizontal-align="center" draw:fill="solid" draw:fill-color="#c0504d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8711in" fo:padding-bottom="0.08711in" fo:padding-left="0.08711in" fo:padding-right="0.08711in" draw:textarea-vertical-align="middle" draw:textarea-horizontal-align="center" draw:fill="solid" draw:fill-color="#9bbb59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<text:span text:style-name="T2">Warszawa, 17.</text:span><text:span text:style-name="T3">01</text:span><text:span text:style-name="T4">.201</text:span><text:span text:style-name="T5">3</text:span></text:p>
      <text:p text:style-name="P6"/>
      <text:p text:style-name="P7"><text:span text:style-name="T8">Projekt WEDT</text:span></text:p>
      <text:p text:style-name="P9"/>
      <text:p text:style-name="P10"><text:span text:style-name="T11">Kursy akcji na giełdach a informacje.</text:span></text:p>
      <text:p text:style-name="P12"><text:span text:style-name="T13">Dokumentacja<text:s/></text:span><text:span text:style-name="T14">końcowa</text:span></text:p>
      <text:p text:style-name="P15"/>
      <text:p text:style-name="P16"/>
      <text:p text:style-name="P17"/>
      <text:p text:style-name="P18"/>
      <text:p text:style-name="P19"/>
      <text:p text:style-name="Standard"><text:span text:style-name="T20">Adrian Wiśniewski,</text:span></text:p>
      <text:p text:style-name="P21">nr indeksu 206298</text:p>
      <text:p text:style-name="Standard"/>
      <text:p text:style-name="Standard"><text:span text:style-name="T22">Jan Wilczak,</text:span></text:p>
      <text:p text:style-name="Standard"><text:span text:style-name="T23">nr indeksu 214698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Nagłówek1" text:outline-level="1"><text:bookmark-start text:name="_Toc342065721"/><text:soft-page-break/><text:span text:style-name="T49">Temat projektu</text:span><text:bookmark-end text:name="_Toc342065721"/></text:h>
      <text:p text:style-name="Standard"/>
      <text:p text:style-name="P50">Próba wykorzystania informacji pojawiających się na stronach WWW do prognozowania wyników akcji/indeksów giełdowych bądź innych wskaźników finansowych.</text:p>
      <text:h text:style-name="Nagłówek1" text:outline-level="1"><text:bookmark-start text:name="_Toc342065722"/><text:span text:style-name="T51">Propozycja implementacji</text:span><text:bookmark-end text:name="_Toc342065722"/></text:h>
      <text:p text:style-name="Standard"/>
      <text:p text:style-name="P52">Zbadamy, czy zachowanie spółki giełdowej można opisać przy użyciu ukrytych modeli Markowa. Zakładamy, że spółka jest pewną skończoną maszyną stanów, której struktury nie znamy – możemy natomiast się jej domyślać na podstawie obserwacji pewnych sygnałów. Sygnałami tymi mogą być:</text:p>
      <text:list text:style-name="WWNum9">
        <text:list-item>
          <text:p text:style-name="P53">Dzienne wahania kursu</text:p>
          <text:list text:continue-numbering="true">
            <text:list-item>
              <text:p text:style-name="P54">Trzy<text:s/>wartości: wzrost, spadek</text:p>
            </text:list-item>
          </text:list>
        </text:list-item>
        <text:list-item>
          <text:p text:style-name="P55">Czasowniki występujące w wiadomościach dotyczących spółki pojawiających się na portalach internetowych</text:p>
          <text:list text:continue-numbering="true">
            <text:list-item>
              <text:p text:style-name="P56">Zastosowanie NLP</text:p>
            </text:list-item>
          </text:list>
        </text:list-item>
        <text:list-item>
          <text:p text:style-name="P57">Indeksu grupy wiadomości</text:p>
          <text:list text:continue-numbering="true">
            <text:list-item>
              <text:p text:style-name="P58">Po uprzednim pogrupowaniu wiadomości z użyciem<text:s/>metod text-miningu.</text:p>
            </text:list-item>
          </text:list>
        </text:list-item>
      </text:list>
      <text:p text:style-name="P59">Każdy ze stanów maszyny ma określone prawdopodobieństwa wzrostu, utrzymania i spadku kursu, co pozwala w praktyczny sposób wykorzystać model. Ponadto analiza ilości stanów i połączeń między nimi może dodatkowo umożliwić planowanie w długim horyzoncie czasu. Rozważamy możliwość budowania modelu dla jednej konkretnej spółki lub wielu podobnych spółek.</text:p>
      <text:h text:style-name="Nagłówek1" text:outline-level="1"><text:bookmark-start text:name="_Toc342065723"/>Źródła danych<text:bookmark-end text:name="_Toc342065723"/></text:h>
      <text:h text:style-name="Nagłówek2" text:outline-level="2"><text:bookmark-start text:name="_Toc342065724"/><text:span text:style-name="T60">Komunikaty</text:span><text:bookmark-end text:name="_Toc342065724"/></text:h>
      <text:p text:style-name="Standard"><text:span text:style-name="T61">http://www.money.pl/gielda/spolki_gpw/grupa;lotos;sa,lts,emitent,1.html</text:span></text:p>
      <text:p text:style-name="P62"/>
      <text:h text:style-name="P63" text:outline-level="1"><text:bookmark-start text:name="_Toc342065727"/><text:soft-page-break/>Narzędzia<text:bookmark-end text:name="_Toc342065727"/></text:h>
      <text:list text:style-name="WWNum10">
        <text:list-item>
          <text:p text:style-name="P64">Java <text:s/>- jako język implementacji</text:p>
        </text:list-item>
        <text:list-item>
          <text:p text:style-name="P65">Jahmm <text:s/>- biblioteka do ukrytych modeli Markova</text:p>
          <text:list text:continue-numbering="true">
            <text:list-item>
              <text:p text:style-name="P66"><text:a xlink:href="https://code.google.com/p/jahmm/" office:target-frame-name="_top" xlink:show="replace">https://code.google.com/p/jahmm/</text:a></text:p>
            </text:list-item>
          </text:list>
        </text:list-item>
        <text:list-item>
          <text:p text:style-name="P67">Weka <text:s/>- pakiet dataminingowy użyty do grupowania</text:p>
          <text:list text:continue-numbering="true">
            <text:list-item>
              <text:p text:style-name="P68"><text:a xlink:href="http://www.cs.waikato.ac.nz/ml/weka/" office:target-frame-name="_top" xlink:show="replace">http://www.cs.waikato.ac.nz/ml/weka/</text:a></text:p>
            </text:list-item>
          </text:list>
        </text:list-item>
        <text:list-item>
          <text:p text:style-name="P69">Morfologik <text:s/>-pakiet NLP</text:p>
          <text:list text:continue-numbering="true">
            <text:list-item>
              <text:p text:style-name="P70"><text:a xlink:href="http://morfologik.blogspot.com/" office:target-frame-name="_top" xlink:show="replace">http://morfologik.blogspot.com/</text:a></text:p>
            </text:list-item>
          </text:list>
        </text:list-item>
        <text:list-item>
          <text:p text:style-name="P71">JSoup <text:s/>- <text:s/>pakiet do manipulacji dokumentami html</text:p>
          <text:list text:continue-numbering="true">
            <text:list-item>
              <text:p text:style-name="P72"><text:a xlink:href="http://jsoup.org/" office:target-frame-name="_top" xlink:show="replace">http://jsoup.org/</text:a></text:p>
            </text:list-item>
          </text:list>
        </text:list-item>
      </text:list>
      <text:soft-page-break/>
      <text:h text:style-name="P73" text:outline-level="1">Zebranie i przetwarzanie danych</text:h>
      <text:p text:style-name="P74"/>
      <text:p text:style-name="P75"/>
      <text:p text:style-name="Normalny"><text:span text:style-name="T76"><draw:g draw:name="Diagram 5" draw:id="id9" draw:style-name="a27" text:anchor-type="as-char"><svg:title/><svg:desc/><draw:custom-shape svg:x="1.86966in" svg:y="0in" svg:width="2.29674in" svg:height="0.69788in" draw:id="id0" draw:style-name="a2"><svg:title/><svg:desc/><text:p text:style-name="a1" text:class-names="" text:cond-style-name=""><text:span text:style-name="a0" text:class-names="">1. Pobranie danych</text:span></text:p><draw:enhanced-geometry draw:type="non-primitive" svg:viewBox="0 0 2100138 638142" draw:enhanced-path="M 0 63814 C 0 28571 28571 0 63814 0 L 2036324 0 C 2071567 0 2100138 28571 2100138 63814 L 2100138 574328 C 2100138 609571 2071567 638142 2036324 638142 L 63814 638142 C 28571 638142 0 609571 0 574328 L 0 6381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00138"/><draw:equation draw:name="f7" draw:formula="?f4 / 638142"/><draw:equation draw:name="f8" draw:formula="0 * ?f5 / 2100138"/><draw:equation draw:name="f9" draw:formula="63814 * ?f4 / 638142"/><draw:equation draw:name="f10" draw:formula="63814 * ?f5 / 2100138"/><draw:equation draw:name="f11" draw:formula="0 * ?f4 / 638142"/><draw:equation draw:name="f12" draw:formula="2036324 * ?f5 / 2100138"/><draw:equation draw:name="f13" draw:formula="2100138 * ?f5 / 2100138"/><draw:equation draw:name="f14" draw:formula="574328 * ?f4 / 638142"/><draw:equation draw:name="f15" draw:formula="638142 * ?f4 / 638142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width="0.31405in" svg:height="0.26219in" draw:id="id1" draw:style-name="a5" draw:transform="translate(-0.15702in -0.1311in) rotate(-0.01721) translate(3.00901in 0.87265in)"><svg:title/><svg:desc/><text:p text:style-name="a4" text:class-names="" text:cond-style-name=""><text:span text:style-name="a3" text:class-names=""/></text:p><draw:enhanced-geometry draw:type="non-primitive" svg:viewBox="0 0 239748 287164" draw:enhanced-path="M 191798 1 L 191798 143582 239748 143582 119874 287163 0 143582 47950 143582 47950 1 191798 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9748"/><draw:equation draw:name="f7" draw:formula="?f4 / 287164"/><draw:equation draw:name="f8" draw:formula="0 * ?f5 / 239748"/><draw:equation draw:name="f9" draw:formula="57433 * ?f4 / 287164"/><draw:equation draw:name="f10" draw:formula="119874 * ?f5 / 239748"/><draw:equation draw:name="f11" draw:formula="0 * ?f4 / 287164"/><draw:equation draw:name="f12" draw:formula="239748 * ?f5 / 239748"/><draw:equation draw:name="f13" draw:formula="143582 * ?f4 / 287164"/><draw:equation draw:name="f14" draw:formula="287164 * ?f4 / 287164"/><draw:equation draw:name="f15" draw:formula="229731 * ?f4 / 28716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85163in" svg:y="1.04742in" svg:width="2.29674in" svg:height="0.69788in" draw:id="id2" draw:style-name="a8"><svg:title/><svg:desc/><text:p text:style-name="a7" text:class-names="" text:cond-style-name=""><text:span text:style-name="a6" text:class-names="">2. Stemming</text:span></text:p><draw:enhanced-geometry draw:type="non-primitive" svg:viewBox="0 0 2100138 638142" draw:enhanced-path="M 0 63814 C 0 28571 28571 0 63814 0 L 2036324 0 C 2071567 0 2100138 28571 2100138 63814 L 2100138 574328 C 2100138 609571 2071567 638142 2036324 638142 L 63814 638142 C 28571 638142 0 609571 0 574328 L 0 6381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00138"/><draw:equation draw:name="f7" draw:formula="?f4 / 638142"/><draw:equation draw:name="f8" draw:formula="0 * ?f5 / 2100138"/><draw:equation draw:name="f9" draw:formula="63814 * ?f4 / 638142"/><draw:equation draw:name="f10" draw:formula="63814 * ?f5 / 2100138"/><draw:equation draw:name="f11" draw:formula="0 * ?f4 / 638142"/><draw:equation draw:name="f12" draw:formula="2036324 * ?f5 / 2100138"/><draw:equation draw:name="f13" draw:formula="2100138 * ?f5 / 2100138"/><draw:equation draw:name="f14" draw:formula="574328 * ?f4 / 638142"/><draw:equation draw:name="f15" draw:formula="638142 * ?f4 / 638142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84298in" svg:y="1.78892in" svg:width="0.31405in" svg:height="0.26171in" draw:id="id3" draw:style-name="a11"><svg:title/><svg:desc/><text:p text:style-name="a10" text:class-names="" text:cond-style-name=""><text:span text:style-name="a9" text:class-names=""/></text:p><draw:enhanced-geometry draw:type="non-primitive" svg:viewBox="0 0 239303 287164" draw:enhanced-path="M 191442 1 L 191442 143583 239303 143583 119652 287163 0 143583 47861 143583 47861 1 191442 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9303"/><draw:equation draw:name="f7" draw:formula="?f4 / 287164"/><draw:equation draw:name="f8" draw:formula="0 * ?f5 / 239303"/><draw:equation draw:name="f9" draw:formula="57433 * ?f4 / 287164"/><draw:equation draw:name="f10" draw:formula="119652 * ?f5 / 239303"/><draw:equation draw:name="f11" draw:formula="0 * ?f4 / 287164"/><draw:equation draw:name="f12" draw:formula="239303 * ?f5 / 239303"/><draw:equation draw:name="f13" draw:formula="143582 * ?f4 / 287164"/><draw:equation draw:name="f14" draw:formula="287164 * ?f4 / 287164"/><draw:equation draw:name="f15" draw:formula="229731 * ?f4 / 28716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85163in" svg:y="2.09424in" svg:width="2.29674in" svg:height="0.69788in" draw:id="id4" draw:style-name="a14"><svg:title/><svg:desc/><text:p text:style-name="a13" text:class-names="" text:cond-style-name=""><text:span text:style-name="a12" text:class-names="">3. Zapis do CSV</text:span></text:p><draw:enhanced-geometry draw:type="non-primitive" svg:viewBox="0 0 2100138 638142" draw:enhanced-path="M 0 63814 C 0 28571 28571 0 63814 0 L 2036324 0 C 2071567 0 2100138 28571 2100138 63814 L 2100138 574328 C 2100138 609571 2071567 638142 2036324 638142 L 63814 638142 C 28571 638142 0 609571 0 574328 L 0 6381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00138"/><draw:equation draw:name="f7" draw:formula="?f4 / 638142"/><draw:equation draw:name="f8" draw:formula="0 * ?f5 / 2100138"/><draw:equation draw:name="f9" draw:formula="63814 * ?f4 / 638142"/><draw:equation draw:name="f10" draw:formula="63814 * ?f5 / 2100138"/><draw:equation draw:name="f11" draw:formula="0 * ?f4 / 638142"/><draw:equation draw:name="f12" draw:formula="2036324 * ?f5 / 2100138"/><draw:equation draw:name="f13" draw:formula="2100138 * ?f5 / 2100138"/><draw:equation draw:name="f14" draw:formula="574328 * ?f4 / 638142"/><draw:equation draw:name="f15" draw:formula="638142 * ?f4 / 638142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84298in" svg:y="2.83574in" svg:width="0.31405in" svg:height="0.26171in" draw:id="id5" draw:style-name="a17"><svg:title/><svg:desc/><text:p text:style-name="a16" text:class-names="" text:cond-style-name=""><text:span text:style-name="a15" text:class-names=""/></text:p><draw:enhanced-geometry draw:type="non-primitive" svg:viewBox="0 0 239303 287164" draw:enhanced-path="M 191442 1 L 191442 143583 239303 143583 119652 287163 0 143583 47861 143583 47861 1 191442 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9303"/><draw:equation draw:name="f7" draw:formula="?f4 / 287164"/><draw:equation draw:name="f8" draw:formula="0 * ?f5 / 239303"/><draw:equation draw:name="f9" draw:formula="57433 * ?f4 / 287164"/><draw:equation draw:name="f10" draw:formula="119652 * ?f5 / 239303"/><draw:equation draw:name="f11" draw:formula="0 * ?f4 / 287164"/><draw:equation draw:name="f12" draw:formula="239303 * ?f5 / 239303"/><draw:equation draw:name="f13" draw:formula="143582 * ?f4 / 287164"/><draw:equation draw:name="f14" draw:formula="287164 * ?f4 / 287164"/><draw:equation draw:name="f15" draw:formula="229731 * ?f4 / 28716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85163in" svg:y="3.14106in" svg:width="2.29674in" svg:height="0.69788in" draw:id="id6" draw:style-name="a20"><svg:title/><svg:desc/><text:p text:style-name="a19" text:class-names="" text:cond-style-name=""><text:span text:style-name="a18" text:class-names="">4. Konwersja do ARFF</text:span></text:p><draw:enhanced-geometry draw:type="non-primitive" svg:viewBox="0 0 2100138 638142" draw:enhanced-path="M 0 63814 C 0 28571 28571 0 63814 0 L 2036324 0 C 2071567 0 2100138 28571 2100138 63814 L 2100138 574328 C 2100138 609571 2071567 638142 2036324 638142 L 63814 638142 C 28571 638142 0 609571 0 574328 L 0 6381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00138"/><draw:equation draw:name="f7" draw:formula="?f4 / 638142"/><draw:equation draw:name="f8" draw:formula="0 * ?f5 / 2100138"/><draw:equation draw:name="f9" draw:formula="63814 * ?f4 / 638142"/><draw:equation draw:name="f10" draw:formula="63814 * ?f5 / 2100138"/><draw:equation draw:name="f11" draw:formula="0 * ?f4 / 638142"/><draw:equation draw:name="f12" draw:formula="2036324 * ?f5 / 2100138"/><draw:equation draw:name="f13" draw:formula="2100138 * ?f5 / 2100138"/><draw:equation draw:name="f14" draw:formula="574328 * ?f4 / 638142"/><draw:equation draw:name="f15" draw:formula="638142 * ?f4 / 638142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84298in" svg:y="3.88256in" svg:width="0.31405in" svg:height="0.26171in" draw:id="id7" draw:style-name="a23"><svg:title/><svg:desc/><text:p text:style-name="a22" text:class-names="" text:cond-style-name=""><text:span text:style-name="a21" text:class-names=""/></text:p><draw:enhanced-geometry draw:type="non-primitive" svg:viewBox="0 0 239303 287164" draw:enhanced-path="M 191442 1 L 191442 143583 239303 143583 119652 287163 0 143583 47861 143583 47861 1 191442 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9303"/><draw:equation draw:name="f7" draw:formula="?f4 / 287164"/><draw:equation draw:name="f8" draw:formula="0 * ?f5 / 239303"/><draw:equation draw:name="f9" draw:formula="57433 * ?f4 / 287164"/><draw:equation draw:name="f10" draw:formula="119652 * ?f5 / 239303"/><draw:equation draw:name="f11" draw:formula="0 * ?f4 / 287164"/><draw:equation draw:name="f12" draw:formula="239303 * ?f5 / 239303"/><draw:equation draw:name="f13" draw:formula="143582 * ?f4 / 287164"/><draw:equation draw:name="f14" draw:formula="287164 * ?f4 / 287164"/><draw:equation draw:name="f15" draw:formula="229731 * ?f4 / 28716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85163in" svg:y="4.18788in" svg:width="2.29674in" svg:height="0.69788in" draw:id="id8" draw:style-name="a26"><svg:title/><svg:desc/><text:p text:style-name="a25" text:class-names="" text:cond-style-name=""><text:span text:style-name="a24" text:class-names="">5. Klasteryzacja wybranym algorytmem</text:span></text:p><draw:enhanced-geometry draw:type="non-primitive" svg:viewBox="0 0 2100138 638142" draw:enhanced-path="M 0 63814 C 0 28571 28571 0 63814 0 L 2036324 0 C 2071567 0 2100138 28571 2100138 63814 L 2100138 574328 C 2100138 609571 2071567 638142 2036324 638142 L 63814 638142 C 28571 638142 0 609571 0 574328 L 0 6381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00138"/><draw:equation draw:name="f7" draw:formula="?f4 / 638142"/><draw:equation draw:name="f8" draw:formula="0 * ?f5 / 2100138"/><draw:equation draw:name="f9" draw:formula="63814 * ?f4 / 638142"/><draw:equation draw:name="f10" draw:formula="63814 * ?f5 / 2100138"/><draw:equation draw:name="f11" draw:formula="0 * ?f4 / 638142"/><draw:equation draw:name="f12" draw:formula="2036324 * ?f5 / 2100138"/><draw:equation draw:name="f13" draw:formula="2100138 * ?f5 / 2100138"/><draw:equation draw:name="f14" draw:formula="574328 * ?f4 / 638142"/><draw:equation draw:name="f15" draw:formula="638142 * ?f4 / 638142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/text:span></text:p>
      <text:p text:style-name="Normalny"/>
      <text:list text:style-name="LFO15" text:continue-numbering="true">
        <text:list-item>
          <text:p text:style-name="P77">Pobranie danych.</text:p>
        </text:list-item>
      </text:list>
      <text:p text:style-name="Akapitzlistą"/>
      <text:p text:style-name="P78">Dane pochodzą z zewnętrznego serwisu<text:s/><text:a xlink:href="http://www.money.pl" office:target-frame-name="_top" xlink:show="replace"><text:span text:style-name="Hiperłącze">www.money.pl</text:span></text:a>. Na stronie każdej spółki giełdowej zaprezentowanej w serwisie można znaleźć komunikaty. Dla odpowiednio skonfigurowanych spółek pobierane są wszystkie tytuły komunikatów z całej historii spółki.<text:s/></text:p>
      <text:p text:style-name="P79">Wykorzystane technologie: JSoup.</text:p>
      <text:p text:style-name="Akapitzlistą"/>
      <text:list text:style-name="LFO15" text:continue-numbering="true">
        <text:list-item>
          <text:p text:style-name="P80">Stemming.</text:p>
        </text:list-item>
      </text:list>
      <text:p text:style-name="Akapitzlistą"/>
      <text:p text:style-name="P81">Każdy wyraz w zdaniach składających się na komunikaty zostaje zamieniony na odpowiadający mu stem i pozbawiony polskich znaków. Ponadto z tytułów komunikatów zostają usunięte słowa (nazwy własne) składające się na nazwy analizowanych spółek.</text:p>
      <text:p text:style-name="P82">Wykorzystane technologie: Morfologik <text:s/></text:p>
      <text:p text:style-name="Akapitzlistą"/>
      <text:list text:style-name="LFO15" text:continue-numbering="true">
        <text:list-item>
          <text:p text:style-name="P83">Zapis do CSV.</text:p>
        </text:list-item>
      </text:list>
      <text:p text:style-name="P84"/>
      <text:soft-page-break/>
      <text:p text:style-name="P85">Wynikiem przetwarzania stron html i stemmingu jest plik csv, który zawiera 3 kolumny: komunikat, 0 lub 1 (0 dla oznaczenia wzrostu kursu akcji po danym komunikacie, 1 dla spadku), nr spółki.</text:p>
      <text:p text:style-name="Akapitzlistą"/>
      <text:list text:style-name="LFO15" text:continue-numbering="true">
        <text:list-item>
          <text:p text:style-name="P86">Konwersja do ARFF.</text:p>
        </text:list-item>
      </text:list>
      <text:p text:style-name="P87"/>
      <text:p text:style-name="P88">Z racji tego, że pakiet WEKA najlepiej analizuje dane zapisane w formacie .arff muszą być one wcześniej przekształcone do tego formatu.</text:p>
      <text:p text:style-name="P89">Wykorzystane technologie: Weka.Converters.</text:p>
      <text:p text:style-name="Akapitzlistą"><text:s text:c="2"/></text:p>
      <text:list text:style-name="LFO15" text:continue-numbering="true">
        <text:list-item>
          <text:p text:style-name="P90"><text:s/><text:span text:style-name="T91">Klasteryzacja wybranym algorytmem.</text:span></text:p>
        </text:list-item>
      </text:list>
      <text:p text:style-name="Akapitzlistą"/>
      <text:p text:style-name="P92">Klasteryzacja opiera się na podziale wczytanych komunikatów na podstawie ich treści. Następnie pliki wynikowe (oddzielnie dla każdej spółki) tworzone są zgodnie ze wzorcem: unikalny identyfikator, numer klastra, treść komunikatu, 0 lub 1 (0 dla oznaczenia wzrostu kursu akcji po danym komunikacie, 1 dla spadku).</text:p>
      <text:p text:style-name="Akapitzlistą"/>
      <text:p text:style-name="Akapitzlistą">W pakiecie WEKA znajduje się wiele algorytmów klasteryzacji. Przeanalizowane przez nas zostały 3: cobweb, Simple K-Means i Hierarchical Clustering.<text:s/></text:p>
      <text:p text:style-name="Akapitzlistą"/>
      <text:p text:style-name="Akapitzlistą">Cobweb rosnąco organizuje obserwacje w drzewo decyzyjne. Weka pozwala ustawić parametry algorytmu: acuity, cutoff i seed. Niestety, dla bardzo różnych zestawów parametrów sposób klasteryzacji nie był zadowalający (ok. 90% instancji w tym samym klastrze).</text:p>
      <text:p text:style-name="Akapitzlistą"/>
      <text:p text:style-name="Akapitzlistą">Algorytm K-Means (K-średnich) również nie dał zadowalających rezultatów.</text:p>
      <text:p text:style-name="Akapitzlistą"/>
      <text:p text:style-name="Akapitzlistą">Algorytmem używanym dalej jest Hierarchical Clustering (metoda Czekanowskiego). Dane służące do zbudowania klastra są w nim klasyfikowane zgodnie z przewidywaniami (niektóre komunikaty mogą pojawiać się częściej i wtedy można zaobserwować więcej instancji w danym klastrze, jednak są to różnice na poziomie kilku procent). Pakiet WEKA pozwala na wybór metryki (Euclidean distance), a także sposobu obliczania odległości między klastrami (średnia). Dla naszych danych przyjęliśmy ilość klastrów = 60.</text:p>
      <text:p text:style-name="Akapitzlistą"/>
      <text:p text:style-name="Akapitzlistą">W programie zostały zaimplementowane w/w algorytmy. Poprzez łatwą konfigurację (opisane<text:s/>poniżej) możliwe jest łatwe przełączanie między algorytmami i uruchamianie ich na wcześniej pobranych danych.</text:p>
      <text:p text:style-name="Akapitzlistą"/>
      <text:p text:style-name="P93">Wykorzystane technologie: WEKA</text:p>
      <text:p text:style-name="Akapitzlistą"/>
      <text:p text:style-name="P94"/>
      <text:p text:style-name="Standard"/>
      <text:soft-page-break/>
      <text:h text:style-name="P95" text:outline-level="1">Konfiguracja.</text:h>
      <text:p text:style-name="Standard"><text:s/></text:p>
      <text:p text:style-name="P96"><text:s/><text:tab/>Wykorzystanym szkieletem tworzenia<text:s/>aplikacji jest Spring Framework. Dzięki implementacji zasady odwrócenia sterowania („Inversion-of-Control”) pozwala na szybkie i prostsze składanie aplikacji poprzez konfigurację w pliku<text:s/><text:span text:style-name="T97">app.config.xml</text:span>.</text:p>
      <text:p text:style-name="P98"/>
      <text:p text:style-name="P99"><draw:frame draw:z-index="251659264" draw:id="id10" draw:style-name="a28" draw:name="Pole tekstowe 2" text:anchor-type="paragraph" svg:x="0in" svg:y="0in" svg:width="4.86667in" svg:height="2.71389in" style:rel-width="scale" style:rel-height="scale"><draw:text-box><text:p text:style-name="P100">&lt;bean class="stockfortuneteller.app.Main"&gt;</text:p><text:p text:style-name="P101"><text:s text:c="8"/>&lt;property name="tasks"&gt;</text:p><text:p text:style-name="P102"><text:s text:c="12"/>&lt;list&gt;</text:p><text:p text:style-name="P103"><text:s text:c="16"/>&lt;ref bean="stockStemmerCSVBuilder" /&gt;</text:p><text:p text:style-name="P104"><text:s text:c="16"/>&lt;ref bean="stockWekaARFFBuilder"/&gt;</text:p><text:p text:style-name="P105"><text:s text:c="16"/>&lt;!--&lt;ref bean="stockWekaBuilder"/&gt;--&gt;</text:p><text:p text:style-name="P106"><text:s text:c="17"/>&lt;ref bean="stockWekaHierarchicalClusterBuilder"/&gt;</text:p><text:p text:style-name="P107"><text:s text:c="16"/>&lt;!--&lt;ref bean="stockWekaSimpleKBuilder"/&gt;--&gt;</text:p><text:p text:style-name="P108"><text:s text:c="16"/>&lt;!--&lt;ref bean="dataSplitter" /&gt;--&gt; <text:s text:c="2"/></text:p><text:p text:style-name="P109"><text:s text:c="16"/>&lt;!--&lt;ref bean="modelBuilder" /&gt;--&gt; <text:s text:c="4"/></text:p><text:p text:style-name="P110"><text:s text:c="12"/>&lt;/list&gt;</text:p><text:p text:style-name="P111"><text:s text:c="8"/>&lt;/property&gt;</text:p><text:p text:style-name="Normalny"><text:span text:style-name="T112"><text:s text:c="4"/></text:span>&lt;/bean&gt;</text:p></draw:text-box><svg:title/><svg:desc/></draw:frame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<draw:frame draw:z-index="251661312" draw:id="id11" draw:style-name="a29" draw:name="Pole tekstowe 2" text:anchor-type="paragraph" svg:x="0in" svg:y="0in" svg:width="5.53056in" svg:height="1.36667in" style:rel-width="scale" style:rel-height="scale"><draw:text-box><text:p text:style-name="P128"><text:s text:c="2"/>&lt;bean id="stockWekaHierarchicalClusterBuilder" class="stockfortuneteller.data.StockWekaHierarchicalClusterBuilder"&gt;</text:p><text:p text:style-name="P129"><text:s text:c="8"/>&lt;property name="arffFileName" value="data/info.arff"/&gt;</text:p><text:p text:style-name="P130"><text:s text:c="8"/>&lt;property name="csvResultFileName" value="${dataDir}/result"/&gt;</text:p><text:p text:style-name="Normalny"><text:span text:style-name="T131"><text:s text:c="8"/></text:span>&lt;property name="numberOfClusters" value="60"/&gt;</text:p><text:p text:style-name="Normalny"><text:s text:c="4"/>&lt;/bean&gt;</text:p></draw:text-box><svg:title/><svg:desc/></draw:frame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Właściwość „tasks” pozwalaja na wybór tych elementów, które zostaną uruchomione (a dokładnie ich metody „void execute()”). W ten sposób możemy raz pobrać dane, wykonać stemming i zapis do pliku CSV (funkcjonalność<text:s/>”stockStemmerCSVBuilder”), stworzyć model ARFF („stockWekaARFFBuilder”), a następnie testować klasteryzację używając ostatniego składnika („stockWekaBuilder”).</text:p>
      <text:p text:style-name="P141">Ponadto w pliku konfiguracyjnym znajdują się właściwości każdego z w/w elementów.</text:p>
      <text:soft-page-break/>
      <text:h text:style-name="P142" text:outline-level="1">Podział danych</text:h>
      <text:p text:style-name="P143"/>
      <text:p text:style-name="P144"><text:span text:style-name="T145">Narzędzie:</text:span><text:s/>dataSplitter</text:p>
      <text:p text:style-name="P146"><text:tab/>Stworzone serie danych są następnie dzielone na mniejsze serie poprzez skanowanie oknem o długości &lt;<text:span text:style-name="T147">sequencesSize</text:span>&gt; (przykładowo seria zdarzeń 12345 jest dzielona na serie 123, 234 i 345). Taki podział pozwala otrzymać dużo danych i odpowiada<text:s/>sposobowi odpytywania systemu, który polega na podaniu sekwencji zaczynającej się w dowolnym momencie czasu. Prawdopodobieństwa początkowe stanów modelu Markowa estymują tutaj rozkład stanów wszystkich spółek w dowolnym czasie.</text:p>
      <text:p text:style-name="P148"><text:tab/>Kolejnym krokiem jest losowy podział serii na zbiór trenujący i testowy. Wielkość zbioru testowego określa parametr &lt;<text:span text:style-name="T149">testRatio</text:span>&gt;. Przed podziałem kolekcja wszystkich sekwencji jest losowo permutowana. Sekwencje są zapisane w katalogach &lt;${<text:span text:style-name="T150">trainDir</text:span>}&gt; i &lt;${<text:span text:style-name="T151">testDir</text:span>}&gt; w postaci oddzielnych plików tekstowych, co pozwala w łatwy sposób obejrzeć ich zawartość.</text:p>
      <text:h text:style-name="P152" text:outline-level="1">Budowa modelu</text:h>
      <text:p text:style-name="P153"/>
      <text:p text:style-name="P154"><text:span text:style-name="T155">Narzędzie:</text:span><text:s/>modelBuilder</text:p>
      <text:p text:style-name="P156"><text:tab/>Model predykcji opiera się o ukryty model Markowa, który jest budowany z utworzonego wcześniej zbioru trenującego. Biblioteka jahmm pozwala<text:s/>utworzyć model Markowa przy użyciu algorytmy k-średnich. Nasza aplikacja pozwala dodatkowo określić ciąg posprocessorów modelu, których zadaniem jest dalsza jego obróbka. Dostępne implementacje:</text:p>
      <text:list text:style-name="LFO14" text:continue-numbering="true">
        <text:list-item>
          <text:p text:style-name="P157">BwlPostprocessor – używa algorytmu Bauma-Welscha, aby dopasować model do sekwencji trenujących.</text:p>
        </text:list-item>
        <text:list-item>
          <text:p text:style-name="P158">ResetInitialProbabilitiesPostprocessor – resetuje prawdopodobieństwa początkowe modelu. Został wprowadzony w obliczu obawy, że prawdopodobieństwa te będą szkodziły w klasyfikacji sekwencji testowych. Okazał się jednak niepraktyczny, ponieważ oba zbiory posiadają bardzo zbliżony rozkład.</text:p>
        </text:list-item>
      </text:list>
      <text:h text:style-name="P159" text:outline-level="1">Predykcja i ewaluacja</text:h>
      <text:p text:style-name="P160"><text:tab/></text:p>
      <text:p text:style-name="P161"><text:span text:style-name="T162">Narzędzie:</text:span><text:s/>tester</text:p>
      <text:p text:style-name="P163"><text:tab/>Predykcja opiera się o wprowadzenie do modelu sekwencji testowej, a następnie obliczeniu prawdopodobieństwa, że w kolejnych obserwacjach pierwszy<text:s/>wystąpi wzrost albo spadek. <text:s/>Następnie obie wartości są porównywane ze sobą, a decyzja odpowiada większej. <text:s/>Skuteczność predykcji jest określana na cały zbiorze testowym, jako ocena klasyfikacji binarnej. Aplikacja wyświetla macierz pomyłek oraz metryki takie jak: accuracy, precision, recall i specificity. Pozwala ponadto zasymulować ile użytkownik mógłby zyskać inwestując daną kwotę z pomocą naszej aplikacji.</text:p>
      <text:h text:style-name="P164" text:outline-level="1">Wyniki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mbria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kstdymka" style:display-name="Tekst dymka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ntentsHeading" style:display-name="Contents Heading" style:family="paragraph" style:parent-style-name="Nagłówek1" style:default-outline-level="1">
      <style:paragraph-properties text:number-lines="false"/>
      <style:text-properties fo:font-size="20pt" style:font-size-asian="20pt" style:font-size-complex="16pt" style:language-asian="pl" style:country-asian="PL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style:font-name-complex="Times New Roman" fo:font-size="14pt" style:font-size-asian="14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font-size="14pt" style:font-size-asian="14pt" fo:hyphenate="false"/>
    </style:style>
    <style:style style:name="Bezodstępów" style:display-name="Bez odstępów" style:family="paragraph">
      <style:paragraph-properties fo:widows="2" fo:orphans="2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agłówek2Znak" style:display-name="Nagłówek 2 Znak" style:family="text" style:parent-style-name="Domyślnaczcionkaakapitu">
      <style:text-properties style:font-name="Cambria" style:font-name-complex="F" fo:font-weight="bold" style:font-weight-asian="bold" style:font-weight-complex="bold" fo:color="#4F81BD" fo:font-size="13pt" style:font-size-asian="13pt" style:font-size-complex="13pt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Nagłówek3Znak" style:display-name="Nagłówek 3 Znak" style:family="text" style:parent-style-name="Domyślnaczcionkaakapitu">
      <style:text-properties style:font-name="Cambria" style:font-name-asian="Times New Roman" fo:font-weight="bold" style:font-weight-asian="bold" style:font-weight-complex="bold" fo:color="#4F81BD" style:font-size-complex="10.5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tosu</meta:initial-creator>
    <dc:creator>Itosu</dc:creator>
    <meta:creation-date>2013-01-08T12:27:00Z</meta:creation-date>
    <dc:date>2013-01-18T19:45:00Z</dc:date>
    <meta:template xlink:href="Normal" xlink:type="simple"/>
    <meta:editing-cycles>7</meta:editing-cycles>
    <meta:editing-duration>PT6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4" meta:word-count="1073" meta:character-count="7501" meta:row-count="53" meta:non-whitespace-character-count="6442"/>
  </office:meta>
</office:document-meta>
</file>